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style:font-name="Verdana" fo:font-size="10pt" style:font-size-asian="10pt" style:font-name-complex="Verdana"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LES ANGES ET LEUR APPARENCE UFOLOGIQUE </text:p>
      <text:p text:style-name="Standard"/>
      <text:p text:style-name="Standard">Les anges sont par définition des créatures de Dieu intelligentes hautement civilisé descendant du ciel, par des moyens qui seront explorés surtout dans ce chapitre. Avant cela il faut essayer de faire un peu de "ménage" au niveau des sources. Tout d’abord commençons par la réfutation discréditant au moins partiellement un hadith présentant l’archange Gabriel comme ayant 600 ailes produisant un lâché de perles et de rubis, à perte de vue.</text:p>
      <text:p text:style-name="Standard"/>
      <text:p text:style-name="Standard"/>
      <text:p text:style-name="Standard">Selon 'Abdoullah Ibn Massoud (radhi Allahû 'anhû) le Messager de Dieu d'Allah (salallahû 'alayhi wa salam) avait vu Jibrîl sous sa vraie image avec 600 ailes dont chacune bouchait l'horizon et de chacune desquelles tombaient des objets de diverses couleurs, des perles et des rubis d'une quantité dont Allah se réserve la connaissance. (Ahmad, Ibn Kathir déclare dans al-Bidaya 1/47 que la chaîne de transmission du hadith est bonne) </text:p>
      <text:p text:style-name="Standard"/>
      <text:p text:style-name="Standard">Le détail qui n'a pas de corrélation avec la logique, ce sont les perles et les rubis tombant de chacune des 600 ailes. Dans le cas d'un témoignage directe réel, il convient de se demander, ce que sont devenu toutes ces perles et rubis, et pourquoi le prophète* ou d'autres personnes n'en aurait pas ramassé. En ce qui me concerne et en toute humilité, j'emmet un doute sur la complètefiabilité de ce hadith. De plus ce hadith contredit d'autres hadiths, comme celui qui décrit cette apparence de Gabriel (Jibril)* <text:s/>mais plutôt à l'intérieur d'une sorte de nuage, et sans préciser une multitude d'ailes, de perles et de rubis.</text:p>
      <text:p text:style-name="Standard"/>
      <text:p text:style-name="Standard">​a- Men in white : Des hommes vêtus de blanc </text:p>
      <text:p text:style-name="Standard"/>
      <text:p text:style-name="Standard">Sa`d ibn 'Abî Waqqâs (qu'Allah soit satisfait de lui) a dit: "Le jour de la bataille de 'Uhud, j'ai vu à droite et à gauche de l'Envoyé d'Allah (pbAsl) deux hommes vêtus de blanc. Je ne les avais pas vus auparavant et ne les revis pas par la suite". - "C'étaient, ajoute le transmetteur, Gabriel et Mikâ'îl (que la paix soit sur les deux)". Sahîh de Muslim</text:p>
      <text:p text:style-name="Standard"/>
      <text:p text:style-name="Standard">.. Le Prophète (pbAsl) s'étant un jour montré au public, un homme vint lui dire:.. <text:s/>L'homme s'éloigna aussitôt et quand le Prophète (pbAsl) ordonna de le faire revenir, personne ne put déceler la moindre trace de l'homme. "Cet homme, dit alors le Prophète (pbAsl), est Gabriel; il est venu enseigner aux hommes leur religion"...</text:p>
      <text:p text:style-name="Standard"/>
      <text:p text:style-name="Standard"/>
      <text:p text:style-name="Standard">(Hadith) 'Abû Hurayra (qu'Allah soit satisfait de lui) a dit: Le Prophète (pbAsl) s'étant un jour montré au public, un homme vint lui dire: "O Envoyé d'Allah! Qu'est-ce que la foi?". - "C'est, répondit-il, de croire en Allah, à Ses Anges, à Son Livre, à Sa rencontre, à Ses prophètes et à la Résurrection".- "O Envoyé d'Allah! Qu'est-ce que l'Islam?", reprit l'homme.- "L'Islam, dit le Prophète, consiste à adorer Allah sans jamais Lui donner d'associés, à s'acquitter de la prière prescrite, à verser l'aumône légale (Az-Zakâ), à jeûner le ramadan".- "O Envoyé d'Allah! Qu'est-ce que la perfection (al-'ihsân)?", demanda l'homme.-       "C'est, répliqua le Prophète, d'adorer Allah comme si vous Le voyiez. Car bien que vous ne le voyiez pas, Lui certes vous voit".- "O Envoyé d'Allah! Quand est-ce qu'aura lieu l'Heure Suprême?", reprit l'homme. "L'interrogé, dit-il, n'en sait pas plus que celui qui interroge. Je vous parlerai plutôt de ses prodromes: Quand l'esclave enfantera son maître; que les va-nu-pieds seront à la tête des gens; et que les pâtres des moutons se vautreront dans leurs constructions élevées. Cette Heure fait partie des cinq (événements) que Seul Allah détient le secret". Et le Prophète (pbAsl) de réciter ce verset: La connaissance de l'Heure est auprès d'Allah; et c'est Lui qui fait tomber la pluie salvatrice; et Il sait ce qu'il y a dans les matrices. Et personne ne sait ce qu'il acquerra demain, et personne ne sait dans quelle terre il mourra. Certes <text:soft-page-break/>Allah est Omniscient et Parfaitement Connaisseur.  L'homme s'éloigna aussitôt et quand le Prophète (pbAsl) ordonna de le faire revenir, personne ne put déceler la moindre trace de l'homme. "Cet homme, dit alors le Prophète (pbAsl), est Gabriel; il est venu enseigner aux hommes leur religion".Hadith Sahîh Muslim</text:p>
      <text:p text:style-name="Standard"/>
      <text:p text:style-name="Standard"/>
      <text:p text:style-name="Standard">Dans ce hadith suivant, on y apprend que l'Ange Gabriel, n'a pas été vu que par le prophète Mohamed, et qu'il avait été confondu avec une personne nommée Dihya : </text:p>
      <text:p text:style-name="Standard"/>
      <text:p text:style-name="Standard">'Usâma ibn Zayd (qu'Allah soit satisfait des deux) a dit:  On m'a fit savoir que Gabriel vint trouver l'Envoyé d'Allah (pbAsl) alors que 'Umm Salama se trouvait chez lui. Après son entretien avec lui, l'Envoyé d'Allah (pbAsl) se leva et dit à 'Umm Salama: "Connais-tu cette personne?", -ou comme il a dit. 'Umm Salama lui répondit: "C'est Dihya! Par Dieu, je fus persuadée que c'était lui, jusqu'au jour où j'entendis l'Envoyé d'Allah (pbAsl) déclarer en chaire qu'il s'agissait de Gabriel. Ou comme il a dit".  Numéro du Hadith dans le Sahîh de Muslim [Arabe uniquement]: 4489</text:p>
      <text:p text:style-name="Standard"/>
      <text:p text:style-name="Standard">Numéro du Hadith dans le Sahîh de Muslim [Arabe uniquement]: 4258 - Sa`d ibn 'Abî Waqqâs (qu'Allah soit satisfait de lui) a dit: "Le jour de la bataille de 'Uhud, j'ai vu à droite et à gauche de l'Envoyé d'Allah (pbAsl) deux hommes vêtus de blanc. Je ne les avais pas vus auparavant et ne les revis pas par la suite". - "C'étaient, ajoute le transmetteur, Gabriel et Mikâ'îl (que la paix soit sur les deux)". Numéro du Hadith dans le Sahîh de Muslim [Arabe uniquement]: 4264</text:p>
      <text:p text:style-name="Standard"/>
      <text:p text:style-name="Standard"/>
      <text:p text:style-name="Standard">...<text:span text:style-name="T2">le Prophète (pbAsl) raconta qu'il avait vu quatre fleuves: deux apparents et deux autres sous terre. "O </text:span><text:bookmark-start text:name="Gabriel!7367"/><text:span text:style-name="T2">Gabriel! </text:span><text:bookmark-end text:name="Gabriel!7367"/><text:span text:style-name="T2">Quels sont donc ces fleuves?", demanda-t-il. L'Archange répondit: "Les deux fleuves souterrains sont du Paradis; quant aux deux autres, ils sont le Nil et l'Euphrate". Le Prophète poursuivit son récit: </text:span>..</text:p>
      <text:p text:style-name="Standard"/>
      <text:p text:style-name="Standard"/>
      <text:p text:style-name="Standard"/>
      <text:p text:style-name="Standard">..On a tué Muhammad ». Les gens accoururent vers lui et le trouvèrent pâle. Anas dit avoir vu l’effet de l’opération sur sa poitrine. .. </text:p>
      <text:p text:style-name="Standard"/>
      <text:p text:style-name="Standard"/>
      <text:p text:style-name="Standard">Mouslim rapporte de Anas, que Jibril s’était présenté au Messager d’Allah (que la prière et la paix d'Allah soient sur lui)  alors que celui-ci jouait avec les garçons. Il le saisit, le terrassa et fendit son cœur duquel il sortit une sangsue et dit : « Voici la part que Satan a de toi ». Il lava ensuite la sangsue dans une cuvette en or avec de l’eau de Zam-Zam, la banda et la remit à sa place. Les garçons se précipitèrent vers sa mère ( sa nourrice ) et dirent : « On a tué Muhammad ». Les gens accoururent vers lui et le trouvèrent pâle. Anas dit avoir vu l’effet de l’opération sur sa poitrine.</text:p>
      <text:p text:style-name="Standard"/>
      <text:p text:style-name="Standard"/>
      <text:p text:style-name="Standard">...un homme vêtu d`habits d`une blancheur resplendissante, et aux cheveux très noirs, et on ne pouvait distinguer sur lui une trace de voyage, alors que personne d`entre nous ne le connaissait....«Cet homme-là était l`Archange Gabriel; répondit le prophète; Il vient pour vous enseigner votre religion»....      </text:p>
      <text:p text:style-name="Standard"/>
      <text:p text:style-name="Standard"/>
      <text:p text:style-name="Standard">.... «Comment cela se fait-il que je n'ai jamais vu Mikâil rire ? » Jibrîl répondit : «Il ne rit plus depuis que l'Enfer a été créé»... Ce hadith très court est pourtant d'une importance capitale, car il nous enseigne que les anges ressemblent aux humains, ayant des personnalités différentes. Le prophète semble avoir déjà vu rire Gabriel* s'il s'interroge sur l'absence de rire chez Mikail. De plus, on y apprend pourquoi il ne rit plus.</text:p>
      <text:p text:style-name="Standard"><text:soft-page-break/></text:p>
      <text:p text:style-name="Standard">D'après Anas ibn Mâlik (radhiAllahu'anhu), le Prophète dit à Jibrîl : «Comment cela se fait-il que je n'ai jamais vu Mikâil rire ? » Jibrîl répondit : «Il ne rit plus depuis que l'Enfer a été créé» - Hadith authentique collecté par l'Imâm Ahmad (3/224). Al-Albânî le juge hasan dans Silsilatul-Ahâdîthis-Sahîhah (2511).</text:p>
      <text:p text:style-name="Standard"/>
      <text:p text:style-name="Standard"/>
      <text:p text:style-name="Standard">{Quand on cite l'exemple du fils de Marie, ton peuple s'en détourne, en disant : "Nos dieux sont-ils meilleurs, ou bien lui ? " Ce n'est que par polémique qu'ils te le citent comme exemple. Ce sont plutôt des gens chicaniers. Il (Jésus) n'était qu'un Serviteur que Nous avions comblé de bienfaits et que Nous avions désigné en exemple aux Enfants d'Israël. <text:span text:style-name="T1">Si Nous voulions, Nous ferions de vous des Anges qui vous succéderaient sur la terre.</text:span> Il sera un signe au sujet de l'Heure. N'en doutez point. Et suivez-moi : voilà un droit chemin} [Sourate 43 - L'ornement AZZUKHRUF : 57-61].</text:p>
      <text:p text:style-name="Standard"/>
      <text:p text:style-name="Standard"/>
      <text:p text:style-name="Standard">​b- Un cockpit, et un fuselage en forme de nuage lenticulaire ? </text:p>
      <text:p text:style-name="Standard"/>
      <text:p text:style-name="Standard">D'après Jâbir ibn `Abd-Allah Al-'Ansârî (qu'Allah soit satisfait des deux), l'Envoyé d'Allah (pbAsl), ayant parlé de l'interruption de la Révélation, a dit: "Tandis que je marchais, j'entendis une voix provenant du ciel. Levant alors les yeux, j'aperçus l'Archange qui était venu me trouver à Hirâ'; il était assis sur un siège entre le ciel et la terre". Le Prophète (pbAsl) poursuivit: "Effrayé à sa vue, je rentrai chez moi en criant: "Enveloppez-moi! Enveloppez-moi!". Et on me revêtit d'un manteau. C'est à cette occasion qu'Allah - A Lui la puissance et la gloire - révéla ces versets: O, toi (Muhammad)! Le revêtu d'un manteau! Lève-toi et avertis. Et de ton Seigneur, célèbre la grandeur. Et tes vêtements purifie-les. Et de tout péché, écarte-toi. - par (tout péché), on entend (les idoles). Ensuite, la Révélation se succéda d'affilée. Sahîh de Muslim</text:p>
      <text:p text:style-name="Standard"/>
      <text:p text:style-name="Standard">...Levant alors les yeux...assis sur un siège entre le ciel et la terre... à notre époque si l'on vous demande de décrire un pilote d'hélicoptère sans prononcer le mot "hélicoptère", seriez-vous tenté d'utiliser des mots semblables ? "Un homme volant dans le ciel assis sur un siège" ? De plus, l'éthymologie du mot sahab traduite par nuage, alors qu'il s'agit d'un "valise" pour signifier tout "ce qui reste en l'air". A cela que ce nuage ait la forme d'un lenticularis, nuage de forme lenticulaire, et vous obtenez des mots, "nuage" et "dedans", le fuselage de cet "ovni angelique".</text:p>
      <text:p text:style-name="Standard"/>
      <text:p text:style-name="Standard"/>
      <text:p text:style-name="Standard">D’après `A'icha, femme du Prophète, (qu'Allah soit satisfait d'elle), elle lui demanda un jour: "Y eut-il jamais pour toi une journée plus pénible que celle de la bataille de 'Uhud?". - "Certes, répondit-il, j'ai eu bien à souffrir de tes compatriotes, mais ce qui me fut le plus pénible de leur part, ce fut l'affaire d' Al-`Aqaba, lorsque, à l'exposé de mes demandes, Ibn `Abd Yâlîl ibn `Abd Kulâl répondit par un refus total. Je me retournai, affligé ne sachant trop où diriger mes pas et ne recouvrai mes esprits qu'arrivé à Qarn Ath-Tha`âlib; et alors, levant la tête, voilà que je vis un nuage qui me couvrait de son ombre et, l'ayant considéré, voilà que dedans j'aperçus Gabriel qui m'appela et me dit: "Allah, l’Exalté, a bien entendu les propos de tes compatriotes et les réponses qu'ils t'ont faites; et il t’a envoyé l'Ange des montagnes pour que tu lui donnes, au sujet de ces infidèles, tel ordre qu'il te plaira".L'Ange des montagnes, m'ayant appelé, me salua et me répéta ce qu'avait dit Gabriel: "O Muhammad! Allah a bien entendu les propos de tes compatriotes et les réponses qu'ils t'ont faites; et je suis l'Ange des montagnes et ton Seigneur m’a envoyé vers toi pour me dicter ton ordre à leur sujet. Désires-tu que je fasse replier sur eux les deux grandes montagnes qui dominent La Mecque?". - "Non, répondis-je, car du dos de ces impies, j'espère qu'Allah fera sortir des fidèles qui L'adoreront Seul sans Lui donner d'associés".Sahîh de Muslim</text:p>
      <text:p text:style-name="Standard"/>
      <text:p text:style-name="Standard"/>
      <text:p text:style-name="Standard"><text:soft-page-break/></text:p>
      <text:p text:style-name="Standard"/>
      <text:p text:style-name="Standard">D'après `A'icha (qu'Allah soit satisfait d'elle), Masrûq a dit: Un jour que j'étais accoudé chez `A'icha, elle me dit: "O 'Abû `A'icha! Trois choses, quiconque prétend l'une d'elles aura forgé un grand mensonge sur Allah". Je lui dis: "Lesquelles?". - "Quiconque prétend que Muhammad, (pbAsl) a vu son Seigneur, aura forgé un grand mensonge sur Allah". Etant appuyé sur mes coudes, ajouta Masrûq, je me mis sur mon séant et dis: "O Mère des Croyants! Donnez-moi du temps (pour comprendre) et ne me pressez pas: Allah, l'Exalté, n'a-t-Il pas dit:  Il l'a effectivement vu (Gabriel), au clair horizon,  et  Il l'a pourtant vu, lors d'une autre descente.  - Parmi les gens de cette Communauté, répondit-elle, j'étais la première à poser cette question à l'Envoyé d'Allah (pbAsl) qui m'avait alors répondu: "Il s'agit de Gabriel que je n'ai vu sous sa forme originelle que deux fois: dont une fois quand je l'ai vu descendre du ciel couvrant de sa grande stature tout ce qui se trouve entre le ciel et la terre". Puis, `A'icha ajouta: N'as-tu pas entendu ce verset qu'Allah a révélé à Son Prophète: Les regards ne peuvent l'atteindre, cependant qu'Il saisit tous les regards. Et il est le Doux, le Parfaitement Connaisseur.  N'as-tu pas non plus entendu ce verset:  Il n'a pas été donné à un mortel qu'Allah lui parle autrement que par révélation, ou de derrière un voile, ou qu'Il (lui) envoie un messager (Ange) qui révèle, par Sa permission, ce qu'Il (Allah) veut. Il est Sublime et Sage. </text:p>
      <text:p text:style-name="Standard"/>
      <text:p text:style-name="Standard"><text:s/>`A'icha poursuivit: Quiconque présume que l'Envoyé d'Allah (pbAsl) avait caché quoi que ce soit du Livre d'Allah aurait forgé un grand mensonge sur Allah. Allah en effet dit: O Messager, transmets ce qui t'a été descendu de la part de ton Seigneur. Si tu ne le faisais pas, alors tu n'aurais pas communiqué Son message...  De plus, celui qui présume que le Prophète prévoit l'avenir, aura forgé un grand mensonge sur Allah; Allah a dit:  Dis: Nul de ceux qui sont dans les cieux et sur la terre ne connaît l'Inconnaissable, à part Allah...(Sahih Muslim). </text:p>
      <text:p text:style-name="Standard"/>
      <text:p text:style-name="Standard"/>
      <text:p text:style-name="Standard">La sourate 53 est relativement célébre chez les ufologues cherchant des ovni dans les textes anciens. Dans ce passage du Coran en y constate un vol progressif, depuis l'horizon supérieur :</text:p>
      <text:p text:style-name="Standard"/>
      <text:p text:style-name="Standard">Sourate 53 - AN-NAJM (L'ÉTOILE) - 62 versets - Pré-Hégire - Au nom d’Allah, le Tout Miséricordieux, le Très Miséricordieux. - 1. Par l'étoile à son déclin ! - 2. Votre compagnon ne s'est pas égaré et n'a pas été induit en erreur - 3. et il ne prononce rien sous l'effet de la passion; - 4. ce n'est rien d'autre qu'une révélation inspirée. - 5. que lui a enseigné [L'Ange Gabriel] à la force prodigieuse, - 6. doué de sagacité; c'est alors qu'il se montra sous sa forme réelle [angélique], - 7. alors qu'ils se trouvait à l'horizon supérieur. - 8. Puis il se rapprocha et descendit encore plus bas, - 9. et fut à deux portées d'arc, ou plus près encore. - 10. Il révéla à Son serviteur ce qu'Il révéla. - 11. Le cœur n'a pas menti en ce qu'il a vu. - 12. Lui contestez-vous donc ce qu'il voit ? - 13. Il l'a pourtant vu, lors d'une autre descente, - 14. près de la Sidrat-ul-Muntaha , - 15. près d'elle se trouve le jardin de Maawa : - 16. au moment où le lotus était couvert de ce qui le couvrait. - 17. La vue n'a nullement dévié ni outrepassé la mesure. - 18. Il a bien vu certaines des grandes merveilles de son Seigneur.</text:p>
      <text:p text:style-name="Standard"/>
      <text:p text:style-name="Standard"/>
      <text:p text:style-name="Standard">26 :189.Mais ils le traitèrent de menteur. Alors, le châtiment du jour de l'Ombre (alzalat) les saisit. * Ce fut le châtiment d'un jour terrible. v190.Voilà bien là un prodige. Cependant, la plupart d'entre eux ne croient pas. Verset 57-sourate 2-La Vache : - « Nous vous ombrageâmes d’un nuage (Ghamama) et sur vous Nous fîmes descendre la manne et les cailles : « Mangez de ces choses bonnes que Nous vous attribuons. » Ce n’est pas à Mon dam, mais c’est à eux-mêmes qu’ils faisaient iniquité.</text:p>
      <text:p text:style-name="Standard"/>
      <text:p text:style-name="Standard"/>
      <text:p text:style-name="Standard"/>
      <text:p text:style-name="Standard"><text:soft-page-break/></text:p>
      <text:p text:style-name="Standard"/>
      <text:p text:style-name="Standard"/>
      <text:p text:style-name="Standard">..."Ô Moïse, nous ne pouvons plus tolérer une seule nourriture. Prie donc ton Seigneur pour qu'Il nous fasse sortir de la terre ce qu'elle fait pousser, de ses légumes, ses concombres, son ail (ou blé), ses lentilles et ses oignons ! ” - Il vous répondit : “Voulez-vous échanger le meilleur pour le moins bon ? Descendez donc à n'importe quelle ville; vous y trouverez certainement ce que vous demandez ! ”. </text:p>
      <text:p text:style-name="Standard"/>
      <text:p text:style-name="Standard">…. La manne et les cailles n'est probablement pas une nourriture que l'on pouvait trouver sur terre. Provenait-elle de ce « Al-Ghamāma ‌الْ‍‍غَ‍‍م‍‍َ‍امَ » traduit par « nuage » ? </text:p>
      <text:p text:style-name="Standard"/>
      <text:p text:style-name="Standard">Sauf erreur, de ma part, on peut constater facilement que ce mot ghamama est employe pour designer ce « nuage » en rapport avec cette nourriture « introuvable sur terre». Dans tout les autres cas , c'est le mot sahab qui est employe pour designer un nuage (pluie, vent, etc.) - Des qu'il y a un sorte de lien ange-nuage dans le sens du verset, c'est le mot « Ghamam » qui est utilise et non le mot « sahab » comme par exemple, dans ce verset : [25.25] Et le jour où le ciel sera fendu par les nuages et qu'on fera descendre des Anges, - Il apparaît clairement que le mot ghamam designe autre chose qu'un nuage. Car pour designer le nuage au niveau meteorologique du terme, c'est bien le mot sahab qui est utilise dans le Coran.</text:p>
      <text:p text:style-name="Standard"/>
      <text:p text:style-name="Standard"><text:s/>Dans ce verset suivant c'est le mot gharidun (عَا‌رِ‍‍ض‍‍ا‌ ً) qui est utilise probablement pour signifier le lien chatiment-nuage , au sens meteorologique du terme (catastrophe naturelle , ouragan ? Cyclone ? Tornade ?): [46.24] Puis, voyant un nuage se dirigeant vers leurs vallées, ils dirent; ‹Voici un nuage qui nous apporte de la pluie›. Au contraire! c'est cela même que vous cherchiez à hâter: C'est un vent qui contient un châtiment douloureux, Dans ce verset suivant c'est le mot « al-muzni» qui est utilise probablement pour signifier le lien bienfait-nuage au niveau meteorologique du terme (cycle de l'eau...) [56.69] Est-ce vous qui l'avez fait descendre du nuage (l'eau douce) ? ou [en] sommes Nous le descendeur?</text:p>
      <text:p text:style-name="Standard"/>
      <text:p text:style-name="Standard">Rappelons cet extrait du hadith sahih Boukhari… En levant la tête vers le ciel, J’ai vu une sorte de nuage (alzalat = ombre) où il y avait des sortes de lampes. Et, ce nuage (cette ombre) s’était ensuite éloigné au point où je ne pouvais plus le voir. – Sais-tu ce que c’était ?-Non. - C’était des anges......le mot  الظلة  « Alzalat » pour lequel a ete donne le sens « une sorte de nuage»  peut signifier aussi « l'ombre , quelque chose qui couvre le ciel» par exemple. Dans le Coran 26:189 le mot alzalat signifie ‌ال‍‍‍ظُّ‍‍لَّةِ l'ombre   [26.189] Mais ils le traitèrent de menteur. Alors, le châtiment du jour de l'Ombre les saisit. Ce fut le châtiment d'un jour terrible. Donc dans le Coran quand Allah (soubhanou) parle de nuage (meteo) Il utilise le mot SAHAB, et, quand Il parle d'''ovni" comme celui-ci , Il utilise donc les mot GHAMAMA ou ALZALAT [52.44] Et s'ils voient tomber (سَاقِ‍‍‍ط‍‍ا‌ = Sāqiţāan  traduit par tomber mais pouvant l'etre aussi par incident) des fragments (Kisfāan ) du (Mina ) ciel (As-Samā'i ), ils disent: ‹Ce sont des nuages (Saĥābun ) superposés (Markūmun )›.  - traduction hypothetique ;  Ce verset pourrait-il signifier un sens proche de celui-ci ?  <text:s/>- Et s'ils voient des "Kisfāan"  (« objets volant dans le ciel ») ils disent: ‹Ce (ne) sont (que) des nuages superposés›.</text:p>
      <text:p text:style-name="Standard"/>
      <text:p text:style-name="Standard"/>
      <text:p text:style-name="Standard">Dieu rappelle Ses bienfaits pour les Fils d’Israël, Par conséquent, le segment de ce verset « Nous vous ombrageâmes d’un nuage » parle du nuage blanc qui fit ombrage sur eux, pour les protéger de la chaleur du soleil, dans leur errance dans le désert. Selon Mujâhid, ce nuage n’était pas un nuage ordinaire mais un nuage apporté par les anges, comme celui de Badr : « Qu’attendent-ils, sinon que Dieu leur vienne dans une nuageuse pénombre, et les anges avec Lui, et que tout soit fini ? » En outre, selon Ibn Abbâs, ce nuage les accompagna durant toute leur errance. (Page 49 du tafsir <text:soft-page-break/>d’Imaïl ibn Kathir ISBN 2-7451-2309-2).</text:p>
      <text:p text:style-name="Standard"/>
      <text:p text:style-name="Standard"/>
      <text:p text:style-name="Standard">Chronique de Abou-Dja’far Mo’hammad ibn djarir ibn yazîd Tabarî, Histoire des envoyés de Dieu et des rois – traduite sur la version persane de Abou-‘Ali Mohammad Bel’Ami, d’après les manuscrits de Paris, Gotha, Londres et Canterbury par M.HERMANN ZOTENBERG- Nouvelle édition revue et corrigée par MOHAMAD HAMADE – Editions Al-Bustane – Paris 2002 - Histoire du moine Ba’hira TOME DEUXIEME page 412-413.   46. Histoire du moine Ba’hira : Or ils arrivèrent près de Bostra, qui est la première ville du territoire de Syrie[01] . Il y a aux portes de la ville un couvent où résidait un moine nommé Bahira[02] , qui avait lu les anciens écrits et y avait trouvé la description du prophète. Il y avait près de là une station où s'arrêtaient toutes les caravanes qui y passaient. La caravane d' Abu-Talib y arriva pendant la nuit. Quand le jour fut venu, laissant brouter les chameaux, les gens se mirent à dormir. Mohammed était assis et gardait leurs effets. Lorsque le soleil devint plus chaud, un nuage ayant la forme d'un grand bouclier vint ombrager la tête du prophète. Voyant cela, le moine ouvrit la porte du couvent et en sortit ; les gens de la caravane se réveillèrent. Bahira prit Mohammed sur son cœur et l'interrogea sur sa position, sur son père, sa mère et son grand-père. Mohammed lui raconta tout, ainsi que l'histoire des anges qui lui avaient ouvert le corps, exactement comme cela s'était passé. Bahira lui demanda ce qu'il voyait la nuit en songe, et Mohammed le lui dit. Tout cela s'accordait avec ce que Bahira avait trouvé dans les livres. Ensuite il regarda entre ses deux épaules et y aperçut le sceau de la prophétie. Alors il dit à Abu-Talib: (…)</text:p>
      <text:p text:style-name="Standard"/>
      <text:p text:style-name="Standard"><text:s/>Hadith Al-Boukhari (m.256.h) "… En levant la tête vers le ciel, J’ai vu une sorte de nuage où il y avait des sortes de lampes. Et, ce nuage s’était ensuite éloigné au point où je ne pouvais plus le voir. – Sais-tu ce que c’était ?-Non. - C’était des anges attirés par ta voix ; si tu avais continué à réciter, le matin les gens auraient pu apercevoir ces anges, et ceux-ci ne se seraient pas dérobés aux regards ! "</text:p>
      <text:p text:style-name="Standard"/>
      <text:p text:style-name="Standard"/>
      <text:p text:style-name="Standard">CES "NUAGES" AUSSI DANS LA BIBLE : Ezechiel (versets 4 à 19, etc.): "4. Et je regardais et dans tourbillon, un grand nuage vint du Nord, contenant un feu, et une lumière couleur de l'ambre sur lui, sortant au milieu de son feu. Il vient aussi de son sein quatre créatures vivantes. Et voici leur apparence, ils ressemblaient à des humains, et les créatures vivantes retournèrent vers la chose de feu, et quand ils partirent, c'est dans cette roue, et quand la roue partit, c'est avec eux."</text:p>
      <text:p text:style-name="Standard"/>
      <text:p text:style-name="Standard"><text:s/>Ézékiel 1 (Nouveau testament) 14:4 Et je commençai à voir, et voici qu’il y avait un vent de tempête venant du nord, une grande masse nuageuse, ainsi qu’un feu jaillissant, et elle avait une clarté tout autour, et [provenant] du milieu de lui il y avait quelque chose comme l’aspect de l’électrum, [provenant] du milieu du feu. 14:5 Et [provenant] du milieu de lui il y avait la ressemblance de quatre créatures vivantes</text:p>
      <text:p text:style-name="Standard"/>
      <text:p text:style-name="Standard">Exode 14 (Ancien testament) 14:19 L'Ange de Dieu qui marchait en avant du camp d'Israël se déplaça et marcha derrière eux, et la colonne de nuée se déplaça de devant eux et se tint derrière eux. 14:20 Elle vint entre le camp des Égyptiens et le camp d'Israël. La nuée était ténébreuse et la nuit s'écoula sans que l'un puisse s'approcher de l'autre de toute la nuit. 14:21 Moïse étendit la main sur la mer, et Yahvé refoula la mer toute la nuit par un fort vent d'est; il la mit à sec et toutes les eaux se fendirent. 14:24 A la veille du matin, Yahvé regarda de la colonne de feu et de nuée vers le camp des Égyptiens, et jeta la confusion vers le camp des Égyptiens.</text:p>
      <text:p text:style-name="Standard"/>
      <text:p text:style-name="Standard">24:16 La gloire de Yahvé s'établit sur le mont Sinaï, et la nuée le couvrit pendant six jours. Le septième jour, Yahvé appela Moïse du milieu de la nuée. 24:17 L'aspect de la gloire de Yahvé était aux yeux des Israélites celui d'une flamme dévorante au sommet de la montagne. 24:18 Moïse entra dans la nuée et monta sur la montagne. Et Moïse demeura sur la montagne quarante jours et <text:soft-page-break/>quarante nuits</text:p>
      <text:p text:style-name="Standard"/>
      <text:p text:style-name="Standard"/>
      <text:p text:style-name="Standard">Il est intéressant et important, de souligner que la représentation des anges ailés n'apparaît qu'au IVe <text:s/>siècle (abside de l'église Sainte-Prudentienne à Rome) soit trois siècles avant les débuts de l’Islam. Cette représentation d’anges ayant des ailes pourrait avoir contribuer à une probable désinformation, concernant le véritable moyen de déplacements de ces créatures « volante ». Rappelons par exemple que l'ange décrit dans le livre de Daniel 3:25, ne porte pas d'aile. Mais son pouvoir sur le feu permet de sauver Schadrac, Méschac et Abed Nego de la fournaise. La Bible ne parle pas de la nécessité pour les anges de manger pour se maintenir en vie. Elle dit pourtant qu'à certaines occasions les anges, sous forme humaine, ont mangé de la nourriture (Gen 18.1-5 et Gen 19.3).</text:p>
      <text:p text:style-name="Standard"/>
      <text:p text:style-name="Standard"/>
      <text:p text:style-name="Standard"/>
      <text:p text:style-name="Standard"/>
      <text:p text:style-name="Standard">CES "NUAGES"AUSSI DANS L'HISTOIRE DE L'UFOLOGIE :</text:p>
      <text:p text:style-name="Standard"/>
      <text:p text:style-name="Standard"/>
      <text:p text:style-name="Standard">15 octobre 1952 FRANCE, près de Nîmes-Courbessac Félix Fize et ses compagnons virent du chantier où ils travaillaient, vers 19 heures venant du sud-ouest une sorte de nuage blanchâtre qui avançait rapidement. Lorsqu'il se présenta de profil en venant à leur hauteur ils virent qu'en réalité c'était un cylindre métallique d'une jaune argenté, au nez arrondi. Il mesurait environ 30 m de long pour 6 m de diamètre et évoluait à une altitude entre 600 et 800 m. L'arrière de ce cylindre disparaissait dans une sorte de buée nuageuse. L'engin passa au-dessus du chantier, étant presque à la verticale et se dirigea vers le nord-est. Sur le cylindre trois énormes hublots ou baies vivement éclairées par une source intérieure très blanche et à l'intérieur 5 ou 6 êtres vivants (ils bougeaient) visibles jusqu'à mi-corps. Vêtements kaki, grosses lunettes et casque. Bruit très faible, comme un bruissement. Source : Jimmy GUIEU: "Black-out sur les S.V. - Fleuve Noir 1956 - p. 240, 241</text:p>
      <text:p text:style-name="Standard"/>
      <text:p text:style-name="Standard"/>
      <text:p text:style-name="Standard">...dans le Jura...qu'il a d'abord prit pour un nuage.  La chose avait un peu l'aspect et la teinte d'un nuage, mais en y réfléchissant il a senti qu'il ne pouvait pas s'agir d'un nuage. ... La forme si précise n'était pas concevable pour un nuage de brume. </text:p>
      <text:p text:style-name="Standard"/>
      <text:p text:style-name="Standard"/>
      <text:p text:style-name="Standard">Dans la vague française de 1954, une Rencontre Rapprochée du premier type (RR1) est rapporté dans le magazine d'ufologie "Lumières dans la Nuit" N.100, l'ufologue Jean Tyrode rapporte un cas de date indéterminée entre 1954 et 1956, dans le Jura, à Coyron. Le témoin M. Prost, cultivateur à Meussia, entre 10: et 11:00, était sur sa mobylette sur la route départementale 83 et se dirigeait dans la direction de l'ancien pont de la Pyle qui se trouvait au fond de la vallée de l'Ain.  Venant de parcourir la ligne droite qui borde le terrain de sport de Coyron et au moment de parvenir au virage qui termine cette ligne droite, point où un chemin de terre prolonge la partie rectiligne de la route, arrivant en vue de ce carrefour, il a aperçu devant lui un peu à droite de la grande route quelque chose de posé à terre, <text:s/>qu'il a d'abord prit pour un nuage.  La chose avait un peu l'aspect et la teinte d'un nuage, mais en y réfléchissant il a senti qu'il ne pouvait pas s'agir d'un nuage. La teinte était grise aluminium, peut-être légèrement bleuté qui la faisait ressembler à la brume, mais sa forme très régulière attira son attention. </text:p>
      <text:p text:style-name="Standard"/>
      <text:p text:style-name="Standard">La forme était allongée, elliptique, plus plate au dessous et avec des extrémités arrondies.  La forme si précise n'était pas concevable pour un nuage de brume. Les dimensions étaient de trois ou quatre mètres en longueur et 1 mètre 50 à deux mètres en hauteur. M. Prost était en train d'approcher <text:soft-page-break/>rapidement, et il vit alors à son étonnement l'objet se soulever au-dessus du sol et s'en aller en suivant le chemin de terre, s'éloignant tranquillement de lui. En quelques instants, il avait disparu, caché à la vue du témoin par un bois qu'il avait survolé à basse altitude, prenant la direction de la vallée de l'Ain en suivant une trajectoire orientée sensiblement vers le nord-est en direction d'Orgelet. [Ref. 0001] Résumé d'enquête, Jean Tyrode, dans le magazine d'ufologie "Lumières dans la Nuit", 15ème année, 4ème série, N.5, page 5, Janvier 1972.</text:p>
      <text:p text:style-name="Standard"/>
      <text:p text:style-name="Standard">Ce même témoignage dans une autre référence : Meussia (Jura), entre 1954 et 1956, vers 10 h 30. Référence : L.D.N. de janvier 1972. Un cultivateur de Meussia, M. Paul Prost, roule en moto sur la D. 83 en direction de l'ancien pont de la Pyle. Au sortir d'un virage, et assez loin devant lui, M. Prost aperçoit "une sorte de nuage" de couleur gris-aluminium. En approchant, il se rend compte qu'il s'agit en réalité d'un objet, de forme elliptique, aux extrémités allongées, long de 3 à 4 mètres, et haut de 1,50 m. La partie inférieure de l'engin est plus plate. Alors que M. Prost continue de se rapprocher, l'engin se soulève et s'éloigne "tranquillement", en survolant un bois à basse altitude. Puis il prend la direction de la vallée de l'Ain. [Ref. 0002] "Face aux extraterrestres", livre par Charles Garreau et Raymond Lavier, Delarge éditeur, page 112, 1975.</text:p>
      <text:p text:style-name="Standard"/>
      <text:p text:style-name="Standard"/>
      <text:p text:style-name="Standard"/>
      <text:p text:style-name="Standard"/>
      <text:p text:style-name="Standard"/>
      <text:p text:style-name="Standard"/>
      <text:p text:style-name="Standard">Il y a plusieurs approches de l’ufologie donc plusieurs courant, et cette recherche pourrait bien s’inscrire dans le courant « astro-archéologique ». Dans les années 1970 se développe une sous hypothèse de l'HET. L’hypothèse extraterrestre (HET) tend à interpréter certains ovnis comme la possible manifestation d'une civilisation extraterrestre. Menée par Erich von Däniken, avançant que des visites extraterrestres auraient eu lieu dans le passé, et que l'on peut en trouver des traces aujourd'hui. Sont alors interprétés dans ce sens divers éléments archéologiques tels que les motifs de Nazca, peintures rupestres et statuettes d'"anciens astronautes". En ce qui nous concerne, nous allons essayer d’exposer au mieux le fruit de ces recherches, concernant l’existence d’informations dans la civilisation islamique, pouvant concerner l’ufologie, et vis et versas.</text:p>
      <text:p text:style-name="Standard"/>
      <text:p text:style-name="Standard"/>
      <text:p text:style-name="Standard">Citation, de la page n° 96 du livre "Uri Geller" écrit par Andrija Puarich, publié en format de poche aux Editions J'ai Lu, L'Aventure Mystérieuse. Publié 3ème trimestre 1976 : "... La lueur rouge qui suivait notre jeep ne ressemblait en rien à ce que j'avais vu à Ossining, New York, en 1953, ou au Brésil en 1968. Je me remémorais une vision "d'étoile" du prophète Mahomet dans ce même désert. Avant que Dieu se révélât à lui, Mahomet avait coutume de faire une retraite d'un mois chaque année afin de méditer sur le mont Hira. Là, il vit une "étoile" descendre vers lui. De cette expérience, le Coran dit : "Par l'étoile, quand elle descend, ton frère n'est pas effrayé. Elle était la plus haute à l'horizon ; alors, elle descendit et demeura suspendue. Elle se trouvait à environ deux jets de flèche". Mais après cette première apparition de l'étoile, le prophète dut attendre trois ans avant qu'elle ne revît. Je me demandais si l'étoile de Mahomet avait un rapport avec ce que je considérais en ce moment. La reverrais-je jamais ? Comme nous reprenions le chemin du retour vers le camp, la lueur rouge disparut...". </text:p>
      <text:p text:style-name="Standard"/>
      <text:p text:style-name="Standard"/>
      <text:p text:style-name="Standard">Jean-Claude BOURRET, qui est un journaliste français ayant fait une très longue carrière, mais qui est aussi devenu une figure emblématique de l'ufologie en France, co-auteur avec le scientifique Jean Pierre PETIT, de CONTACTS COSMIQUES, <text:s/>a aussi fait publiquement ce même rapprochement, que Uri Geller, ce 9 cotobre 2019, dans une emission télévisée consacrée au sujet ovni, sur la chaine C8. Jean-Claude BOURRET, attire aussi l'attention, sur ce qui s'est passé à <text:soft-page-break/>Fatima au Portugal, mais aussi sur cette affaire de l'USS NIMITZ du 14 novembre 2004, dans laquelle le commandant David Fravor, pilote de chasse confirmé de l'US Navy et commandant en chef de l'escadrille de chasseurs d'attaque VFA-41 "Black Aces" décrit sa rencontre incroyable avec un objet volant non identifié aux performances incroyables, au dessus de l'océan Pacifique, à une centaine de kilomètres des côtes de San Diego. </text:p>
      <text:p text:style-name="Standard"/>
      <text:p text:style-name="Standard"/>
      <text:p text:style-name="Standard"/>
      <text:p text:style-name="Standard"/>
      <text:p text:style-name="Standard"/>
      <text:p text:style-name="Standard"/>
      <text:p text:style-name="Standard"/>
      <text:p text:style-name="Standard">f- Les anges sont-ils une des causes du phénomène ovni ? ​</text:p>
      <text:p text:style-name="Standard"/>
      <text:p text:style-name="Standard">a- Des points communs :</text:p>
      <text:p text:style-name="Standard"/>
      <text:p text:style-name="Standard"/>
      <text:p text:style-name="Standard">1486: Tableau de Carlo Crivelli (ca. 1430-ca. 1495), "L'Annonciation à Saint Emidius", exposé à la National Gallery à Londres. Un objet volant en forme de disque envoie un rayon lumineux sur la tête de Marie. Mais lorsque le chercheur Diego Cuoghi a pu communiquer une version de meilleure résolution du détail du tableau, il est apparu que l'objet en forme de disque est un cercle de nuages contenant des petits anges en cercles, un rayon de lumière est projeté de son centre :</text:p>
      <text:p text:style-name="Standard"/>
      <text:p text:style-name="Standard"/>
      <text:p text:style-name="Standard">D'après Jâbir ibn `Abd-Allah Al-'Ansârî (qu'Allah soit satisfait des deux), l'Envoyé d'Allah (pbAsl), ayant parlé de l'interruption de la Révélation, a dit: "Tandis que je marchais, j'entendis une voix provenant du ciel. Levant alors les yeux, j'aperçus l'Archange qui était venu me trouver à Hirâ'; il était assis sur un siège entre le ciel et la terre". Le Prophète (pbAsl) poursuivit: "Effrayé à sa vue, je rentrai chez moi en criant: "Enveloppez-moi! Enveloppez-moi!". Et on me revêtit d'un manteau. C'est à cette occasion qu'Allah - A Lui la puissance et la gloire - révéla ces versets: O, toi (Muhammad)! Le revêtu d'un manteau! Lève-toi et avertis. Et de ton Seigneur, célèbre la grandeur. Et tes vêtements purifie-les. Et de tout péché, écarte-toi. - par (tout péché), on entend (les idoles). Ensuite, la Révélation se succéda d'affilée. Sahîh de Muslim</text:p>
      <text:p text:style-name="Standard"/>
      <text:p text:style-name="Standard">S9v40. Si vous ne lui portez pas secours... Allah l'a déjà secouru, lorsque ceux qui avaient mécru l'avaient banni, deuxième de deux. Quand ils étaient dans la grotte et qu'il disait à son compagnon : “Ne t'afflige pas, car Allah est avec nous.” Allah fit alors descendre sur lui Sa sérénité “Sa sakina” et le soutint de soldats (Anges) que vous ne voyiez pas, et Il abaissa ainsi la parole des mécréants, tandis que la parole d'Allah eut le dessus. Et Allah est Puissant et Sag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6M16S</meta:editing-duration>
    <meta:editing-cycles>65</meta:editing-cycles>
    <meta:generator>OpenOffice/4.1.7$Win32 OpenOffice.org_project/417m1$Build-9800</meta:generator>
    <dc:date>2020-04-20T12:46:52.77</dc:date>
    <dc:creator>Hamid KEZZAL</dc:creator>
    <meta:document-statistic meta:table-count="0" meta:image-count="0" meta:object-count="0" meta:page-count="9" meta:paragraph-count="54" meta:word-count="5599" meta:character-count="32580"/>
    <meta:user-defined meta:name="Info 1"/>
    <meta:user-defined meta:name="Info 2"/>
    <meta:user-defined meta:name="Info 3"/>
    <meta:user-defined meta:name="Info 4"/>
  </office:meta>
</office:document-meta>
</file>